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134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svg:stroke-color="#000000" draw:fill="none" draw:fill-color="#ffffff" fo:min-height="7.111cm"/>
    </style:style>
    <style:style style:name="P1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2" style:family="paragraph">
      <loext:graphic-properties draw:fill="none" draw:fill-color="#ffffff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" style:family="paragraph">
      <loext:graphic-properties draw:fill="none" draw:fill-color="#ffffff"/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6.35cm" svg:height="2.384cm" svg:x="2.27cm" svg:y="1.918cm">
          <draw:text-box>
            <text:p text:style-name="P1"><text:span text:style-name="T1">Databasestructure</text:span></text:p>
            <text:p text:style-name="P1"><text:span text:style-name="T1"/></text:p>
          </draw:text-box>
        </draw:frame>
        <draw:frame draw:style-name="gr2" draw:text-style-name="P3" draw:layer="layout" svg:width="5.434cm" svg:height="7.361cm" svg:x="2.27cm" svg:y="5.191cm">
          <draw:text-box>
            <text:p>User:</text:p>
            <text:p>Firstname String</text:p>
            <text:p>Lastname String</text:p>
            <text:p>Mail String</text:p>
            <text:p>Username String </text:p>
            <text:p>Password UINT</text:p>
            <text:p>Fencer Bool</text:p>
            <text:p>Trainer Bool</text:p>
            <text:p/>
            <text:p>Admin Bool</text:p>
          </draw:text-box>
        </draw:frame>
        <draw:frame draw:style-name="gr3" draw:text-style-name="P3" draw:layer="layout" svg:width="14.224cm" svg:height="7.361cm" svg:x="12.938cm" svg:y="5.699cm">
          <draw:text-box>
            <text:p>Profile:</text:p>
            <text:p>Descr.</text:p>
            <text:p>Username</text:p>
            <text:p>Name (Combined First and Last from Table 1)</text:p>
            <text:p>Wins <text:s/>(Int)</text:p>
            <text:p>Losses (Int)</text:p>
            <text:p/>
            <text:p/>
            <text:p/>
            <text:p/>
          </draw:text-box>
        </draw:frame>
        <draw:frame draw:style-name="gr2" draw:text-style-name="P3" draw:layer="layout" svg:width="3.533cm" svg:height="3.095cm" svg:x="2.651cm" svg:y="14.335cm">
          <draw:text-box>
            <text:p>Trainings:</text:p>
            <text:p>Attendants</text:p>
            <text:p>Trainers</text:p>
            <text:p/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0" draw:border="0%"/>
    <draw:gradient draw:name="Ausgefüllt_20_blau" draw:display-name="Ausgefüllt blau" draw:style="linear" draw:start-color="#729fcf" draw:end-color="#355269" draw:start-intensity="100%" draw:end-intensity="100%" draw:angle="300" draw:border="0%"/>
    <draw:gradient draw:name="Ausgefüllt_20_gelb" draw:display-name="Ausgefüllt gelb" draw:style="linear" draw:start-color="#ffde59" draw:end-color="#b47804" draw:start-intensity="100%" draw:end-intensity="100%" draw:angle="300" draw:border="0%"/>
    <draw:gradient draw:name="Ausgefüllt_20_grün" draw:display-name="Ausgefüllt grün" draw:style="linear" draw:start-color="#77bc65" draw:end-color="#127622" draw:start-intensity="100%" draw:end-intensity="100%" draw:angle="300" draw:border="0%"/>
    <draw:gradient draw:name="Ausgefüllt_20_rot" draw:display-name="Ausgefüllt rot" draw:style="linear" draw:start-color="#ff6d6d" draw:end-color="#c9211e" draw:start-intensity="100%" draw:end-intensity="100%" draw:angle="300" draw:border="0%"/>
    <draw:gradient draw:name="Formen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7-10-20T23:41:36.093000000</meta:creation-date>
    <meta:generator>LibreOffice/6.3.3.2$Windows_X86_64 LibreOffice_project/a64200df03143b798afd1ec74a12ab50359878ed</meta:generator>
    <dc:date>2021-10-06T10:16:49.007000000</dc:date>
    <meta:editing-duration>PT8M9S</meta:editing-duration>
    <meta:editing-cycles>5</meta:editing-cycles>
    <meta:document-statistic meta:object-count="4"/>
  </office:meta>
</office:document-meta>
</file>